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Mono" fo:font-size="10pt" officeooo:paragraph-rsid="0007bdf2" style:font-name-asian="NSimSun" style:font-size-asian="10pt" style:font-name-complex="Liberation Mono" style:font-size-complex="10pt"/>
    </style:style>
    <style:style style:name="P2" style:family="paragraph" style:parent-style-name="Preformatted_20_Text">
      <style:text-properties style:font-name="Liberation Mono" fo:font-size="10pt" officeooo:rsid="0007bdf2" officeooo:paragraph-rsid="0007bdf2" style:font-name-asian="NSimSun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fo:font-weight="bold" officeooo:paragraph-rsid="0007bdf2" style:font-name-asian="NSimSun" style:font-size-asian="10pt" style:font-weight-asian="bold" style:font-name-complex="Liberation Mono" style:font-size-complex="10pt" style:font-weight-complex="bold"/>
    </style:style>
    <style:style style:name="P4" style:family="paragraph" style:parent-style-name="Preformatted_20_Text">
      <style:text-properties officeooo:paragraph-rsid="0007bdf2"/>
    </style:style>
    <style:style style:name="P5" style:family="paragraph" style:parent-style-name="Standard">
      <style:text-properties officeooo:paragraph-rsid="0007bdf2"/>
    </style:style>
    <style:style style:name="P6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G<text:span text:style-name="T2">lossaire (dictionnaire des données)</text:span></text:p>
      <text:p text:style-name="Preformatted_20_Text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classe (entités)</text:p>
          </table:table-cell>
          <table:table-cell table:style-name="Tableau1.A1" office:value-type="string">
            <text:p text:style-name="P3">Définitions</text:p>
          </table:table-cell>
          <table:table-cell table:style-name="Tableau1.C1" office:value-type="string">
            <text:p text:style-name="P3">caractéristiques retenues</text:p>
          </table:table-cell>
        </table:table-row>
        <table:table-row>
          <table:table-cell table:style-name="Tableau1.A2" office:value-type="string">
            <text:p text:style-name="P1">Personne</text:p>
          </table:table-cell>
          <table:table-cell table:style-name="Tableau1.A2" office:value-type="string">
            <text:p text:style-name="P1">Infos administrative sur Personne humaine</text:p>
          </table:table-cell>
          <table:table-cell table:style-name="Tableau1.C2" office:value-type="string">
            <text:p text:style-name="P1">nom , prenom , adresse , telephone , email</text:p>
          </table:table-cell>
        </table:table-row>
        <table:table-row>
          <table:table-cell table:style-name="Tableau1.A2" office:value-type="string">
            <text:p text:style-name="P1">Abonné</text:p>
          </table:table-cell>
          <table:table-cell table:style-name="Tableau1.A2" office:value-type="string">
            <text:p text:style-name="P1">Personne qui peut emprunter des livres </text:p>
          </table:table-cell>
          <table:table-cell table:style-name="Tableau1.C2" office:value-type="string">
            <text:p text:style-name="P4">numéro_abonné,</text:p>
            <text:p text:style-name="P1">date_abonnement</text:p>
          </table:table-cell>
        </table:table-row>
        <table:table-row>
          <table:table-cell table:style-name="Tableau1.A2" office:value-type="string">
            <text:p text:style-name="P1">OeuvreLittéraire</text:p>
          </table:table-cell>
          <table:table-cell table:style-name="Tableau1.A2" office:value-type="string">
            <text:p text:style-name="P1">Infos sur oeuvre littéraire publiée</text:p>
          </table:table-cell>
          <table:table-cell table:style-name="Tableau1.C2" office:value-type="string">
            <text:p text:style-name="P4">titre , auteur , éditeur , numISBN ,</text:p>
            <text:p text:style-name="P1">categorie_ou_genre</text:p>
          </table:table-cell>
        </table:table-row>
        <table:table-row>
          <table:table-cell table:style-name="Tableau1.A2" office:value-type="string">
            <text:p text:style-name="P1">Exemplaire</text:p>
          </table:table-cell>
          <table:table-cell table:style-name="Tableau1.A2" office:value-type="string">
            <text:p text:style-name="P1">exemplaire physique d'une oeuvre littéraire</text:p>
          </table:table-cell>
          <table:table-cell table:style-name="Tableau1.C2" office:value-type="string">
            <text:p text:style-name="P4">numero ,</text:p>
            <text:p text:style-name="P4">etat_physique (BON, ABIME, HS) ,</text:p>
            <text:p text:style-name="P4">usage (DISPO , EMPRUNTE) ,</text:p>
            <text:p text:style-name="P1">date_achat</text:p>
          </table:table-cell>
        </table:table-row>
        <table:table-row>
          <table:table-cell table:style-name="Tableau1.A2" office:value-type="string">
            <text:p text:style-name="P1">Bibliothecaire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1">username , password</text:p>
          </table:table-cell>
        </table:table-row>
        <table:table-row>
          <table:table-cell table:style-name="Tableau1.A2" office:value-type="string">
            <text:p text:style-name="P1">ResponsableAbonnement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1">username , password</text:p>
          </table:table-cell>
        </table:table-row>
        <table:table-row>
          <table:table-cell table:style-name="Tableau1.A2" office:value-type="string">
            <text:p text:style-name="P1">Contentieux (ou Litige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4">lien_avec_abonné_ou..,</text:p>
            <text:p text:style-name="P4">motif ,</text:p>
            <text:p text:style-name="P4">date ?,</text:p>
            <text:p text:style-name="P1">reglé ?</text:p>
          </table:table-cell>
        </table:table-row>
        <table:table-row>
          <table:table-cell table:style-name="Tableau1.A2" office:value-type="string">
            <text:p text:style-name="P1">Emprunt </text:p>
          </table:table-cell>
          <table:table-cell table:style-name="Tableau1.A2" office:value-type="string">
            <text:p text:style-name="P1">Informations sur emprunt (en cours ou passé) d'exemplaire effectué par un abonné</text:p>
          </table:table-cell>
          <table:table-cell table:style-name="Tableau1.C2" office:value-type="string">
            <text:p text:style-name="P5">umero ,</text:p>
            <text:p text:style-name="P4">lien_avec_abonné ,</text:p>
            <text:p text:style-name="P4">lien_exemplaire,</text:p>
            <text:p text:style-name="P4">date_debut,</text:p>
            <text:p text:style-name="P1">date_fin</text:p>
          </table:table-cell>
        </table:table-row>
        <table:table-row>
          <table:table-cell table:style-name="Tableau1.A2" office:value-type="string">
            <text:p text:style-name="P1">Reservation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">GenreLittéraire ?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">EtatEmprunt ?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">Retour ?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4">lien_avec_emprunt,</text:p>
            <text:p text:style-name="P4">date_restitution ,</text:p>
            <text:p text:style-name="P4">etat_restitution, </text:p>
            <text:p text:style-name="P4">....</text:p>
            <text:p text:style-name="P1"/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pan text:style-name="T1">Regroupement en packages </text:span>:</text:p>
      <text:p text:style-name="Preformatted_20_Text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3">packages</text:p>
          </table:table-cell>
          <table:table-cell table:style-name="Tableau2.A1" office:value-type="string">
            <text:p text:style-name="P3">classes du package</text:p>
          </table:table-cell>
          <table:table-cell table:style-name="Tableau2.C1" office:value-type="string">
            <text:p text:style-name="P3">dépendances</text:p>
          </table:table-cell>
        </table:table-row>
        <table:table-row>
          <table:table-cell table:style-name="Tableau2.A2" office:value-type="string">
            <text:p text:style-name="P1">personnes ou ...</text:p>
          </table:table-cell>
          <table:table-cell table:style-name="Tableau2.A2" office:value-type="string">
            <text:p text:style-name="P4">Personne ,</text:p>
            <text:p text:style-name="P4">Abonne , </text:p>
            <text:p text:style-name="P4">Bibliothecaire,</text:p>
            <text:p text:style-name="P1">ReponsableAb , ....</text:p>
          </table:table-cell>
          <table:table-cell table:style-name="Tableau2.C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1">livres ou ...</text:p>
          </table:table-cell>
          <table:table-cell table:style-name="Tableau2.A2" office:value-type="string">
            <text:p text:style-name="P4">OeuvreLittéraire,</text:p>
            <text:p text:style-name="P1">Exemplaire , ....</text:p>
          </table:table-cell>
          <table:table-cell table:style-name="Tableau2.C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2">emprunts</text:p>
          </table:table-cell>
          <table:table-cell table:style-name="Tableau2.A2" office:value-type="string">
            <text:p text:style-name="P4">Emprunt ,</text:p>
            <text:p text:style-name="P2">Reservation,</text:p>
            <text:p text:style-name="P2">....</text:p>
          </table:table-cell>
          <table:table-cell table:style-name="Tableau2.C2" office:value-type="string">
            <text:p text:style-name="P4"/>
            <text:p text:style-name="P4">---&gt; personnes</text:p>
            <text:p text:style-name="P1">---&gt; livres</text:p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  <text:soft-page-break/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6"/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date>2021-08-19T16:50:50.351000000</dc:date>
    <meta:editing-duration>PT7H51M56S</meta:editing-duration>
    <meta:editing-cycles>8</meta:editing-cycles>
    <meta:document-statistic meta:table-count="2" meta:image-count="0" meta:object-count="0" meta:page-count="2" meta:paragraph-count="63" meta:word-count="155" meta:character-count="1118" meta:non-whitespace-character-count="1024"/>
  </office:meta>
</office:document-meta>
</file>